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8a4" officeooo:paragraph-rsid="00127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for presentation</text:p>
      <text:p text:style-name="P1"/>
      <text:p text:style-name="Standard">https://prezi.com/view/FJQPP8aauw5fcGT2e9gA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5:41:34.248812319</meta:creation-date>
    <dc:date>2021-11-20T15:41:59.966164396</dc:date>
    <meta:editing-duration>PT26S</meta:editing-duration>
    <meta:editing-cycles>1</meta:editing-cycles>
    <meta:document-statistic meta:table-count="0" meta:image-count="0" meta:object-count="0" meta:page-count="1" meta:paragraph-count="2" meta:word-count="4" meta:character-count="65" meta:non-whitespace-character-count="63"/>
    <meta:generator>LibreOffice/6.4.7.2$Linux_X86_64 LibreOffice_project/40$Build-2</meta:generator>
  </office:meta>
</office:document-meta>
</file>